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1.583cm"/>
    </style:style>
    <style:style style:name="co3" style:family="table-column">
      <style:table-column-properties fo:break-before="auto" style:column-width="36.8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448cm" fo:break-before="auto" style:use-optimal-row-height="false"/>
    </style:style>
    <style:style style:name="ro3" style:family="table-row">
      <style:table-row-properties style:row-height="1.50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2.369cm" fo:break-before="auto" style:use-optimal-row-height="false"/>
    </style:style>
    <style:style style:name="ro7" style:family="table-row">
      <style:table-row-properties style:row-height="2.556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 table:number-columns-spanned="1" table:number-rows-spanned="2">
            <text:p>intro_welcome</text:p>
          </table:table-cell>
          <table:table-cell office:value-type="string" table:number-columns-spanned="1" table:number-rows-spanned="2">
            <text:p>&gt;Welcome to the alpha version of Aphid Festival Resort</text:p>
            <text:p>&gt;Press Escape to access Help and Controls information panels!</text:p>
            <text:p>You can check updates at the Itch.io page of the game!</text:p>
            <text:p>&gt;Any feedback is appreciated.</text:p>
          </table:table-cell>
          <table:table-cell office:value-type="string" table:number-columns-spanned="1" table:number-rows-spanned="2">
            <text:p>&gt;Bienvenido a la alfa de Aphid Festival Resort</text:p>
            <text:p>&gt;Presiona Escape para acceder a paneles de informacion sobre Ayuda y Controles! Puedes encontrar actualizaciones en la pagina de Itch.io del juego!</text:p>
            <text:p>&gt;Cualquier feedback es agradecido.</text:p>
          </table:table-cell>
        </table:table-row>
        <table:table-row table:style-name="ro2">
          <table:covered-table-cell office:value-type="string">
            <text:p>welcome_1</text:p>
          </table:covered-table-cell>
          <table:covered-table-cell table:number-columns-repeated="2"/>
        </table:table-row>
        <table:table-row table:style-name="ro3">
          <table:table-cell office:value-type="string">
            <text:p>joy_welcome_0</text:p>
          </table:table-cell>
          <table:table-cell office:value-type="string">
            <text:p>&gt;(char(joy))Hello!(...) You are (name), right? Come on in!(...)</text:p>
            <text:p>I'll give you a quick tour around!</text:p>
          </table:table-cell>
          <table:table-cell office:value-type="string">
            <text:p>Hola![...] Tu tienes que ser [name], ¿no? Adelante![...]</text:p>
            <text:p>Tenemos el complejo preparado para ti.</text:p>
          </table:table-cell>
        </table:table-row>
        <table:table-row table:style-name="ro4">
          <table:table-cell office:value-type="string">
            <text:p>joy_welcome_1</text:p>
          </table:table-cell>
          <table:table-cell office:value-type="string">
            <text:p>&gt;Here it is. The aphid resort!(...)</text:p>
            <text:p>So,(...) what do you think?</text:p>
            <text:p>&gt;Things are shaping up as we grow so please bear with me, [wave amp=25.0 freq=5.0 connected=1]we will get there[/wave].</text:p>
          </table:table-cell>
          <table:table-cell office:value-type="string">
            <text:p>Y aqui esta, el complejo de áfidos!</text:p>
          </table:table-cell>
        </table:table-row>
        <table:table-row table:style-name="ro5">
          <table:table-cell office:value-type="string">
            <text:p>joy_flavor_0</text:p>
          </table:table-cell>
          <table:table-cell office:value-type="string">
            <text:p>&gt;(char(joy))Quite a cozy place, isn’t it (name)?(...)</text:p>
            <text:p>It’s such a joy to work as a keeper for the lil buddies. (...)</text:p>
            <text:p>[wave amp=50.0 freq=5.0 connected=1]They even let me have my own one![/wave]</text:p>
            <text:p>&gt;Her name is Crystal. Isn't she a cutie? </text:p>
            <text:p>&gt;Just wished more people came along to visit...(...)</text:p>
            <text:p>Apart from festival times, it gets pretty quiet around here.(...)</text:p>
            <text:p>&gt;Speaking of, I think that is coming pretty soon!(...(1.0))</text:p>
            <text:p>[fade start=0 length=14]hopefully...[/fade]</text:p>
          </table:table-cell>
          <table:table-cell office:value-type="string">
            <text:p>Un lugar agradable, verdad [name]?[...]<text:line-break/>Es todo un placer trabajar de cuidadora de los pequeñitos.[...]<text:line-break/>Incluso me dejan tener el mió propio! Solo desearia que más gente se pasara por aquí...[...]<text:line-break/>Aparte de tiempos de festival, este lugar se queda silencioso.[...]<text:line-break/>Hablando de... Creo que esta por llegar!</text:p>
          </table:table-cell>
        </table:table-row>
        <table:table-row table:style-name="ro6">
          <table:table-cell office:value-type="string">
            <text:p>joy_flavor_1</text:p>
          </table:table-cell>
          <table:table-cell office:value-type="string">
            <text:p>&gt;(char(joy))They are still filling the resort with all sorts of wonders</text:p>
            <text:p>So sorry for all the mess of boxes! They won't let me touch them.</text:p>
            <text:p>&gt;I don't know why either, that moth at the gate told me not to.</text:p>
            <text:p>&gt;When I got nearby one, they just gave me a death stare(...)</text:p>
            <text:p>So I stay away from them ever since...</text:p>
          </table:table-cell>
          <table:table-cell office:value-type="string">
            <text:p>&gt;(char(joy))Todavia estan llenando el complejo con todo tipo de fantasias</text:p>
            <text:p>Asi que lo siento por el monton de cajas! No me dejan tocarlas.</text:p>
            <text:p>&gt;Yo tampoco se, aquella polilla en la entrada me dijo que no podia.</text:p>
            <text:p>&gt;Cuando me acerce a una, me dio una mirada asesina(...)</text:p>
            <text:p>Desde entonces no me acerco...</text:p>
          </table:table-cell>
        </table:table-row>
        <table:table-row table:style-name="ro7">
          <table:table-cell office:value-type="string">
            <text:p>azzy_flavor_0</text:p>
          </table:table-cell>
          <table:table-cell office:value-type="string">
            <text:p>&gt;(char(azzy))(name)! Hello, Hello!</text:p>
            <text:p>If you need anything, I have it right here!</text:p>
            <text:p>And if I don't, maybe later. </text:p>
            <text:p>&gt;Except, weapons, they do not allow me to sell you darts</text:p>
            <text:p>Not like you need them anyways!</text:p>
          </table:table-cell>
          <table:table-cell office:value-type="string">
            <text:p>&gt;(char(azzy))(name)! Hey, Hey!</text:p>
            <text:p>Si necesitas algo, lo tengo aqui mismo!</text:p>
            <text:p>Y si no... pues puede que luego.</text:p>
            <text:p>&gt;Excepto armas, no me permiten venderte dardos.</text:p>
            <text:p>No es lo que necesites de todos modos!</text:p>
          </table:table-cell>
        </table:table-row>
        <table:table-row table:style-name="ro8">
          <table:table-cell office:value-type="string">
            <text:p>azzy_flavor_1</text:p>
          </table:table-cell>
          <table:table-cell office:value-type="string">
            <text:p>&gt;(char(azzy))I always think how weird the owner is</text:p>
            <text:p>&gt;The ambient around him gets so cold...(...)</text:p>
            <text:p>But on the opposite(...), he has such a warm personality.</text:p>
            <text:p>&gt;I probably shouldn't be gossiping about that though</text:p>
            <text:p>Don't tell him anything, a'rite?</text:p>
          </table:table-cell>
          <table:table-cell office:value-type="string">
            <text:p>&gt;(char(azzy))Siempre pense que el dueño era muy extraño...</text:p>
            <text:p>&gt;Quiero decir, el ambiente siempre se siente mas helado alreador suyo(...)</text:p>
            <text:p>Por el otro lado, tiene una personalidad tan calida.</text:p>
            <text:p>&gt;Aunque no deberia estar de chismosa</text:p>
            <text:p>No le digas nada, va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31">31/08/2024</text:date>, <text:time>19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8-31T19:30:39.87</dc:date>
    <dc:creator>Summer </dc:creator>
    <meta:editing-duration>PT4H11M16S</meta:editing-duration>
    <meta:editing-cycles>28</meta:editing-cycles>
    <meta:document-statistic meta:table-count="1" meta:cell-count="24" meta:object-count="0"/>
  </office:meta>
</office:document-meta>
</file>